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9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11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2">
      <style:paragraph-properties fo:margin-top="0in" fo:margin-bottom="0in"/>
    </style:style>
    <style:style style:name="P21" style:family="paragraph" style:parent-style-name="Text_20_body" style:list-style-name="L13">
      <style:paragraph-properties fo:margin-top="0in" fo:margin-bottom="0in"/>
    </style:style>
    <style:style style:name="P22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March 2016 <text:span text:style-name="T41">Mukabe</text:span>, <text:span text:style-name="T42">Founder</text:span><text:span text:style-name="T43"> </text:span><text:span text:style-name="T44">&amp;</text:span><text:span text:style-name="T45"> </text:span><text:span text:style-name="T46">CTO</text:span>.</text:p>
          <text:list text:style-name="L4">
            <text:list-item>
              <text:p text:style-name="P6"><text:span text:style-name="T47">Mukabe</text:span> is the new way of navigate through information, the new social and online organization, and the new way to get visibility for you, your projects or your company.</text:p>
            </text:list-item>
          </text:list>
        </text:list-item>
        <text:list-item>
          <text:p text:style-name="P5">Since February 2016 <text:span text:style-name="T48">VATIA</text:span><text:span text:style-name="T49"> </text:span><text:span text:style-name="T50">Energía</text:span>, <text:span text:style-name="T51">Software</text:span><text:span text:style-name="T52"> </text:span><text:span text:style-name="T53">Engineering</text:span><text:span text:style-name="T54"> </text:span><text:span text:style-name="T55">Manager</text:span>.</text:p>
          <text:list text:style-name="L5">
            <text:list-item>
              <text:p text:style-name="P7">Web development &amp; DevOps.</text:p>
            </text:list-item>
          </text:list>
        </text:list-item>
        <text:list-item>
          <text:p text:style-name="P5">July 2015 – February 2016 <text:span text:style-name="T56">VATIA</text:span><text:span text:style-name="T57"> </text:span><text:span text:style-name="T58">Energía</text:span>, <text:span text:style-name="T59">Full</text:span><text:span text:style-name="T60"> </text:span><text:span text:style-name="T61">Stack</text:span><text:span text:style-name="T62"> </text:span><text:span text:style-name="T63">Developer</text:span>.</text:p>
          <text:list text:style-name="L6">
            <text:list-item>
              <text:p text:style-name="P8">Web platform for automatic <text:span text:style-name="T64">Virtual</text:span><text:span text:style-name="T65"> </text:span><text:span text:style-name="T66">Energetic</text:span><text:span text:style-name="T67"> </text:span><text:span text:style-name="T68">Audit</text:span>, <text:span text:style-name="T69">Energetic</text:span><text:span text:style-name="T70"> </text:span><text:span text:style-name="T71">Benchmarking</text:span>, and more.</text:p>
            </text:list-item>
          </text:list>
        </text:list-item>
        <text:list-item>
          <text:p text:style-name="P5">Since 2015 <text:span text:style-name="T72">RegaloInteligente</text:span>, <text:span text:style-name="T73">Founder</text:span>.</text:p>
          <text:list text:style-name="L7">
            <text:list-item>
              <text:p text:style-name="P9">Search engine of gifts with parameters like gender and age, and filter for prices.</text:p>
            </text:list-item>
            <text:list-item>
              <text:p text:style-name="P9">Web and Android applications (available in Google Play).</text:p>
            </text:list-item>
            <text:list-item>
              <text:p text:style-name="P9">Twitter bot with auto posting and automatic reply.</text:p>
            </text:list-item>
          </text:list>
        </text:list-item>
        <text:list-item>
          <text:p text:style-name="P5">2014 – 2015 <text:span text:style-name="T74">Axafone</text:span>, <text:span text:style-name="T75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.</text:p>
            </text:list-item>
            <text:list-item>
              <text:p text:style-name="P10">Speaker.</text:p>
            </text:list-item>
          </text:list>
        </text:list-item>
        <text:list-item>
          <text:p text:style-name="P5">2013 – 2014 <text:span text:style-name="T76">CursosDeSEO</text:span>, <text:span text:style-name="T77">Founder</text:span>.</text:p>
          <text:p text:style-name="P11">Search engine of courses from different platforms and formats.</text:p>
        </text:list-item>
        <text:list-item>
          <text:p text:style-name="P5">2011 – 2013 <text:span text:style-name="T78">Melomics</text:span><text:span text:style-name="T79"> </text:span><text:span text:style-name="T80">Media</text:span>, <text:span text:style-name="T81">Backend</text:span><text:span text:style-name="T82"> </text:span><text:span text:style-name="T83">Developer,</text:span><text:span text:style-name="T84"> </text:span><text:span text:style-name="T85">DevOps</text:span>.</text:p>
          <text:list text:style-name="L9">
            <text:list-item>
              <text:p text:style-name="P12">Server side development and deployment of a massive online music repository, with search, streaming, purchases and public API.</text:p>
            </text:list-item>
            <text:list-item>
              <text:p text:style-name="P12">Administration of cluster of Debian servers.</text:p>
            </text:list-item>
            <text:list-item>
              <text:p text:style-name="P12">Development and deployment of automatic video edition software with additional post-processing capabilities as chroma key, effects, titles, subtitles, publishing,...</text:p>
            </text:list-item>
          </text:list>
        </text:list-item>
        <text:list-item>
          <text:p text:style-name="P5">2009 – 2011 <text:span text:style-name="T86">Universidad</text:span><text:span text:style-name="T87"> </text:span><text:span text:style-name="T88">de</text:span><text:span text:style-name="T89"> </text:span><text:span text:style-name="T90">Málaga</text:span>, <text:span text:style-name="T91">Researcher</text:span>.</text:p>
          <text:p text:style-name="P13">Computer vision research in the department of <text:span text:style-name="T92">“Computational</text:span><text:span text:style-name="T93"> </text:span><text:span text:style-name="T94">Intelligence</text:span><text:span text:style-name="T95"> </text:span><text:span text:style-name="T96">and</text:span><text:span text:style-name="T97"> </text:span><text:span text:style-name="T98">Image</text:span><text:span text:style-name="T99"> </text:span><text:span text:style-name="T100">Analysis”</text:span>, managed by José Muñoz Perez and Enrique Dominguez Merino.</text:p>
        </text:list-item>
        <text:list-item>
          <text:p text:style-name="P5">2007 – 2009 <text:span text:style-name="T101">Tedial</text:span><text:span text:style-name="T102"> </text:span><text:span text:style-name="T103">S.L.</text:span>, <text:span text:style-name="T104">Backend</text:span><text:span text:style-name="T105"> </text:span><text:span text:style-name="T106">Developer,</text:span><text:span text:style-name="T107"> </text:span><text:span text:style-name="T108">System</text:span><text:span text:style-name="T109"> </text:span><text:span text:style-name="T110">Administrator</text:span>.</text:p>
          <text:list text:style-name="L10">
            <text:list-item>
              <text:p text:style-name="P14">Server-side media storage technologies.</text:p>
            </text:list-item>
            <text:list-item>
              <text:p text:style-name="P14">Authentication, authorization, and access control.</text:p>
            </text:list-item>
            <text:list-item>
              <text:p text:style-name="P14">Management of surveillance cameras.</text:p>
            </text:list-item>
            <text:list-item>
              <text:p text:style-name="P14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111">Novasoft</text:span>, <text:span text:style-name="T112">Software</text:span><text:span text:style-name="T113"> </text:span><text:span text:style-name="T114">and</text:span><text:span text:style-name="T115"> </text:span><text:span text:style-name="T116">Web</text:span><text:span text:style-name="T117"> </text:span><text:span text:style-name="T118">Developer</text:span>.</text:p>
          <text:p text:style-name="P15">Educational video games.</text:p>
        </text:list-item>
      </text:list>
      <text:h text:style-name="Heading_20_1" text:outline-level="1">Master Thesis</text:h>
      <text:p text:style-name="Definition_20_Term_20_Tight"><text:span text:style-name="T119">Title:</text:span></text:p>
      <text:p text:style-name="Definition_20_Definition_20_Tight"><text:span text:style-name="T120">“Shape</text:span><text:span text:style-name="T121"> </text:span><text:span text:style-name="T122">recognition</text:span><text:span text:style-name="T123"> </text:span><text:span text:style-name="T124">through</text:span><text:span text:style-name="T125"> </text:span><text:span text:style-name="T126">new</text:span><text:span text:style-name="T127"> </text:span><text:span text:style-name="T128">convexity</text:span><text:span text:style-name="T129"> </text:span><text:span text:style-name="T130">descriptors”</text:span></text:p>
      <text:p text:style-name="Definition_20_Term_20_Tight"><text:span text:style-name="T131">Supervisors:</text:span></text:p>
      <text:p text:style-name="Definition_20_Definition_20_Tight">José Muñoz Perez, Enrique Dominguez Merino</text:p>
      <text:p text:style-name="Definition_20_Term_20_Tight"><text:span text:style-name="T132">Description:</text:span></text:p>
      <text:p text:style-name="Definition_20_Definition_20_Tight">For this project several new convexity descriptors were devised. Then they were tested in the recognition of the <text:span text:style-name="T133">American</text:span><text:span text:style-name="T134"> </text:span><text:span text:style-name="T135">Sign</text:span><text:span text:style-name="T136"> </text:span><text:span text:style-name="T137">Language</text:span> used by deaf people.</text:p>
      <text:h text:style-name="Heading_20_1" text:outline-level="1">Bachelor Thesis</text:h>
      <text:p text:style-name="Definition_20_Term_20_Tight"><text:span text:style-name="T138">Title:</text:span></text:p>
      <text:p text:style-name="Definition_20_Definition_20_Tight"><text:span text:style-name="T139">“A</text:span><text:span text:style-name="T140"> </text:span><text:span text:style-name="T141">Video</text:span><text:span text:style-name="T142"> </text:span><text:span text:style-name="T143">Surveillance</text:span><text:span text:style-name="T144"> </text:span><text:span text:style-name="T145">System</text:span><text:span text:style-name="T146"> </text:span><text:span text:style-name="T147">for</text:span><text:span text:style-name="T148"> </text:span><text:span text:style-name="T149">Fall</text:span><text:span text:style-name="T150"> </text:span><text:span text:style-name="T151">Detection”</text:span></text:p>
      <text:p text:style-name="Definition_20_Term_20_Tight"><text:span text:style-name="T152">Supervisors:</text:span></text:p>
      <text:p text:style-name="Definition_20_Definition_20_Tight">José Muñoz Perez</text:p>
      <text:p text:style-name="Definition_20_Term_20_Tight"><text:span text:style-name="T153">Description:</text:span></text:p>
      <text:p text:style-name="Definition_20_Definition_20_Tight">Development of a video surveillance software to automatically detect the fall of persons.</text:p>
      <text:h text:style-name="Heading_20_1" text:outline-level="1">Free Software Projects</text:h>
      <text:list text:style-name="L11">
        <text:list-item>
          <text:p text:style-name="P16">Since 2014 <text:span text:style-name="T154">WooDPD</text:span>, <text:a xlink:type="simple" xlink:href="http://woodpdplugin.com" office:name=""><text:span text:style-name="Definition">http://woodpdplugin.com</text:span></text:a>.</text:p>
          <text:p text:style-name="P17">WordPress Plugin to integrate DPD purchases in WooCommerce.</text:p>
        </text:list-item>
        <text:list-item>
          <text:p text:style-name="P16">Since 2013 <text:span text:style-name="T155">OrigamiPress</text:span>, <text:a xlink:type="simple" xlink:href="http://origamipress.com" office:name=""><text:span text:style-name="Definition">http://origamipress.com</text:span></text:a>.</text:p>
          <text:p text:style-name="P18">Blog tool, publishing platform, and CMS developed in Python. Yet to be published.</text:p>
        </text:list-item>
        <text:list-item>
          <text:p text:style-name="P16">Since 2009 <text:span text:style-name="T156">cvBlob</text:span>, <text:a xlink:type="simple" xlink:href="http://cvblob.googlecode.com" office:name=""><text:span text:style-name="Definition">http://cvblob.googlecode.com</text:span></text:a>.</text:p>
          <text:p text:style-name="P19">Blob library for OpenCV, widely used in computer vision and robotic research.</text:p>
        </text:list-item>
      </text:list>
      <text:h text:style-name="Heading_20_1" text:outline-level="1">Languages</text:h>
      <text:list text:style-name="L12">
        <text:list-item>
          <text:p text:style-name="P20"><text:span text:style-name="T157">Spanish</text:span> Native</text:p>
        </text:list-item>
        <text:list-item>
          <text:p text:style-name="P20"><text:span text:style-name="T15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59">Languages:</text:span></text:p>
      <text:p text:style-name="Definition_20_Definition_20_Tight">C, C++, Python, Bash, JavaScript, HTML5, CSS3, Java, JSON, SQL, PHP, ASP, Delphi, Octave, Matlab, ActionScript, Assembly (Intel x86, AT&amp;T). <text:span text:style-name="T160">Databases:</text:span></text:p>
      <text:p text:style-name="Definition_20_Definition_20_Tight">Oracle, MySQL, MongoDB, Redis, Memcached, ElasticSearch. <text:span text:style-name="T161">Web</text:span><text:span text:style-name="T162"> </text:span><text:span text:style-name="T163">servers:</text:span></text:p>
      <text:p text:style-name="Definition_20_Definition_20_Tight">Apache, Nginx. <text:span text:style-name="T164">Environments:</text:span></text:p>
      <text:p text:style-name="Definition_20_Definition_20_Tight">Vim, GDB, Make, CMake, Android Studio, Eclipse, KDevelop, Visual Studio. Mercurial, Git, Subversion, CVS. <text:span text:style-name="T165">Frameworks:</text:span></text:p>
      <text:p text:style-name="Definition_20_Definition_20_Tight">Pyramid, Node.js, Express.js, Bootstrap, Mako, Celery, Cornice, Scrapy, WordPress, OpenCV, OpenGL, OAuth. <text:span text:style-name="T166">Deployment:</text:span></text:p>
      <text:p text:style-name="Definition_20_Definition_20_Tight">Ansible, Fabric, VirtualEnv, Supervisor, Upstart, Docker/Dokku, Vagrant. <text:span text:style-name="T167">Technologies:</text:span></text:p>
      <text:p text:style-name="Definition_20_Definition_20_Tight">RESTful Web Services, Ajax. <text:span text:style-name="T168">APIs:</text:span></text:p>
      <text:p text:style-name="Definition_20_Definition_20_Tight">PayPal, Google Wallet, Amazon, Facebook, Twitter, Braintree, Telegram. <text:span text:style-name="T169">Platforms:</text:span></text:p>
      <text:p text:style-name="Definition_20_Definition_20_Tight">GNU/Linux (SuSE Enterprise Server, Debian, Ubuntu), Android. AWS, DigitalOcean. <text:span text:style-name="T170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3">
        <text:list-item>
          <text:p text:style-name="P21">Ability to find creative solutions.</text:p>
        </text:list-item>
        <text:list-item>
          <text:p text:style-name="P21">Strong analytical, able to anticipate issues, resolve concerns and improve efficiency.</text:p>
        </text:list-item>
        <text:list-item>
          <text:p text:style-name="P21">Good software engineering skills.</text:p>
        </text:list-item>
        <text:list-item>
          <text:p text:style-name="P21">Care of coding standards.</text:p>
        </text:list-item>
        <text:list-item>
          <text:p text:style-name="P21">Eager to learn and develop new skills.</text:p>
        </text:list-item>
      </text:list>
      <text:h text:style-name="Heading_20_3" text:outline-level="3">Others:</text:h>
      <text:list text:style-name="L14">
        <text:list-item>
          <text:p text:style-name="P22">Ability to work without direct supervision.</text:p>
        </text:list-item>
        <text:list-item>
          <text:p text:style-name="P22">Skilled in building excellent rapport with team members and clients.</text:p>
        </text:list-item>
        <text:list-item>
          <text:p text:style-name="P22">Great verbal and written communication skills (wide experience in both Spanish and English).</text:p>
        </text:list-item>
        <text:list-item>
          <text:p text:style-name="P22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